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4b35" officeooo:paragraph-rsid="001d4b35"/>
    </style:style>
    <style:style style:name="P2" style:family="paragraph" style:parent-style-name="Text_20_body">
      <style:text-properties officeooo:rsid="001d4b35" officeooo:paragraph-rsid="001d4b35"/>
    </style:style>
    <style:style style:name="P3" style:family="paragraph" style:parent-style-name="Text_20_body">
      <style:text-properties officeooo:rsid="001d4b35" officeooo:paragraph-rsid="001d4b35"/>
    </style:style>
    <style:style style:name="P4" style:family="paragraph" style:parent-style-name="Text_20_body">
      <style:text-properties officeooo:rsid="001e2c9e" officeooo:paragraph-rsid="001e2c9e"/>
    </style:style>
    <style:style style:name="P5" style:family="paragraph" style:parent-style-name="Text_20_body" style:list-style-name="L1">
      <style:text-properties officeooo:rsid="001e2c9e" officeooo:paragraph-rsid="001e2c9e"/>
    </style:style>
    <style:style style:name="P6" style:family="paragraph" style:parent-style-name="Text_20_body">
      <style:text-properties officeooo:rsid="001fd58c" officeooo:paragraph-rsid="001fd58c"/>
    </style:style>
    <style:style style:name="P7" style:family="paragraph" style:parent-style-name="Text_20_body">
      <style:text-properties officeooo:paragraph-rsid="00235cec"/>
    </style:style>
    <style:style style:name="P8" style:family="paragraph" style:parent-style-name="Text_20_body">
      <style:text-properties officeooo:rsid="0023d4dc" officeooo:paragraph-rsid="0023d4dc"/>
    </style:style>
    <style:style style:name="P9" style:family="paragraph" style:parent-style-name="Text_20_body" style:list-style-name="L2">
      <style:text-properties officeooo:rsid="0023d4dc" officeooo:paragraph-rsid="0023d4dc"/>
    </style:style>
    <style:style style:name="T1" style:family="text">
      <style:text-properties officeooo:rsid="001fd58c"/>
    </style:style>
    <style:style style:name="T2" style:family="text">
      <style:text-properties officeooo:rsid="00235ce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incronismo JAVASCRIPT</text:h>
      <text:p text:style-name="P2">En principio JavaScript fue sincrono (con un solo hilo) es decir se iban ejecutando las instrucciones en secuencia una a una.</text:p>
      <text:p text:style-name="P4">Ejemplo de programa sincrono.</text:p>
      <text:p text:style-name="P4">Sincrono.html</text:p>
      <text:p text:style-name="P4"/>
      <text:p text:style-name="P4">Existen tres forma de implementar el asincronismo en javascript, <text:span text:style-name="T1">es decir en paralelo</text:span>:</text:p>
      <text:list xml:id="list2622912984" text:style-name="L1">
        <text:list-item>
          <text:p text:style-name="P5">Uso callback.</text:p>
        </text:list-item>
        <text:list-item>
          <text:p text:style-name="P5">Uso de promesas.</text:p>
        </text:list-item>
        <text:list-item>
          <text:p text:style-name="P5">Uso de async await.</text:p>
        </text:list-item>
      </text:list>
      <text:h text:style-name="Heading_20_2" text:outline-level="2">Asincronismo usando Callback.</text:h>
      <text:p text:style-name="Text_20_body"/>
      <text:p text:style-name="P6">Cuando pasamos una función como argumento a otras funciones se denominan callbacks y pueden ser de dos tipos sincronas(se ejecutan de forma inmediata) y asincronas (no sabemos cuando se ejecutaran)</text:p>
      <text:h text:style-name="Heading_20_3" text:outline-level="3">Callback sincrona.</text:h>
      <text:h text:style-name="Heading_20_3" text:outline-level="3">Callback asincrona.</text:h>
      <text:p text:style-name="P7"><text:span text:style-name="T2">Primero el código para ver el problema</text:span></text:p>
      <text:p text:style-name="P8">Segundo el código para ver como hacerlo bien.</text:p>
      <text:p text:style-name="Text_20_body">https://www.youtube.com/watch?v=h1P2vmquFMA</text:p>
      <text:h text:style-name="Heading_20_2" text:outline-level="2">Promesas</text:h>
      <text:p text:style-name="Text_20_body"/>
      <text:p text:style-name="P8">Son un objeto de js que nos permite ejecutar un trozo de código y cuando este listo se devuelve y se ha ocurrido un error nos lo devolverá.</text:p>
      <text:list xml:id="list417170743" text:style-name="L2">
        <text:list-item>
          <text:p text:style-name="P9">Si la promesa se cumple se se pasa al estado de <text:span text:style-name="T3">resolved</text:span></text:p>
        </text:list-item>
        <text:list-item>
          <text:p text:style-name="P9">Si la promesa no se cumple (por algún error) se pasa al estado <text:span text:style-name="T3">rejected.</text:span></text:p>
        </text:list-item>
      </text:list>
      <text:p text:style-name="P8"/>
      <text:p text:style-name="P6"/>
      <text:p text:style-name="P6"/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7T23:00:09.566053894</meta:creation-date>
    <dc:date>2022-03-01T01:20:23.610978268</dc:date>
    <meta:editing-duration>PT1H57M43S</meta:editing-duration>
    <meta:editing-cycles>5</meta:editing-cycles>
    <meta:generator>LibreOffice/7.2.5.2$Linux_X86_64 LibreOffice_project/20$Build-2</meta:generator>
    <meta:document-statistic meta:table-count="0" meta:image-count="0" meta:object-count="0" meta:page-count="2" meta:paragraph-count="19" meta:word-count="166" meta:character-count="1002" meta:non-whitespace-character-count="860"/>
  </office:meta>
</office:document-meta>
</file>